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PT Astra Serif2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1" svg:font-family="'PT Astra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text-align="start" style:justify-single-word="false"/>
      <style:text-properties style:font-name="PT Astra Serif1" fo:font-weight="normal" officeooo:rsid="0085ea1a" officeooo:paragraph-rsid="0085ea1a" style:font-weight-asian="normal" style:font-weight-complex="normal"/>
    </style:style>
    <style:style style:name="P7" style:family="paragraph" style:parent-style-name="First_20_line_20_indent" style:list-style-name="L1">
      <style:paragraph-properties fo:text-align="start" style:justify-single-word="false"/>
      <style:text-properties style:font-name="PT Astra Serif1" fo:font-weight="normal" officeooo:rsid="0085ea1a" officeooo:paragraph-rsid="0085ea1a" style:font-weight-asian="normal" style:font-weight-complex="normal"/>
    </style:style>
    <style:style style:name="P8" style:family="paragraph" style:parent-style-name="First_20_line_20_indent" style:list-style-name="L1">
      <style:paragraph-properties fo:text-align="start" style:justify-single-word="false"/>
      <style:text-properties style:font-name="PT Astra Serif1" fo:font-size="14pt" fo:language="ru" fo:country="RU" fo:font-weight="normal" officeooo:rsid="0085ea1a" officeooo:paragraph-rsid="0095d2b8" style:font-size-asian="10.5pt" style:font-weight-asian="normal" style:font-weight-complex="normal"/>
    </style:style>
    <style:style style:name="P9" style:family="paragraph" style:parent-style-name="First_20_line_20_indent" style:list-style-name="L1">
      <style:paragraph-properties fo:text-align="start" style:justify-single-word="false"/>
      <style:text-properties style:font-name="PT Astra Serif1" fo:language="ru" fo:country="RU" fo:font-weight="normal" officeooo:rsid="0095d2b8" officeooo:paragraph-rsid="0095d2b8" style:font-weight-asian="normal" style:font-weight-complex="normal"/>
    </style:style>
    <style:style style:name="P10" style:family="paragraph" style:parent-style-name="First_20_line_20_indent">
      <style:paragraph-properties fo:text-align="start" style:justify-single-word="false"/>
      <style:text-properties style:font-name="PT Astra Serif1" fo:font-weight="bold" officeooo:paragraph-rsid="0081a385" style:font-weight-asian="bold" style:font-weight-complex="bold"/>
    </style:style>
    <style:style style:name="P11" style:family="paragraph" style:parent-style-name="First_20_line_20_indent" style:list-style-name="L1">
      <style:paragraph-properties fo:text-align="start" style:justify-single-word="false"/>
      <style:text-properties officeooo:rsid="0085ea1a" officeooo:paragraph-rsid="0095d2b8"/>
    </style:style>
    <style:style style:name="P12" style:family="paragraph" style:parent-style-name="First_20_line_20_indent">
      <style:paragraph-properties fo:text-align="start" style:justify-single-word="false"/>
      <style:text-properties officeooo:rsid="0085ea1a" officeooo:paragraph-rsid="0085ea1a"/>
    </style:style>
    <style:style style:name="P13" style:family="paragraph" style:parent-style-name="First_20_line_20_indent" style:list-style-name="L3">
      <style:paragraph-properties fo:text-align="start" style:justify-single-word="false"/>
      <style:text-properties officeooo:rsid="0085ea1a" officeooo:paragraph-rsid="0085ea1a"/>
    </style:style>
    <style:style style:name="P14" style:family="paragraph" style:parent-style-name="First_20_line_20_indent" style:list-style-name="L3">
      <style:paragraph-properties fo:text-align="start" style:justify-single-word="false"/>
      <style:text-properties officeooo:rsid="0085ea1a" officeooo:paragraph-rsid="008666e2"/>
    </style:style>
    <style:style style:name="P15" style:family="paragraph" style:parent-style-name="First_20_line_20_indent" style:list-style-name="L3">
      <style:paragraph-properties fo:text-align="start" style:justify-single-word="false"/>
      <style:text-properties officeooo:rsid="0085ea1a" officeooo:paragraph-rsid="009684f0"/>
    </style:style>
    <style:style style:name="P16" style:family="paragraph" style:parent-style-name="First_20_line_20_indent" style:list-style-name="L1">
      <style:paragraph-properties fo:text-align="start" style:justify-single-word="false"/>
      <style:text-properties style:font-name="PT Astra Serif" fo:font-size="14pt" fo:language="ru" fo:country="RU" officeooo:rsid="0085ea1a" officeooo:paragraph-rsid="0095d2b8" style:font-size-asian="10.5pt"/>
    </style:style>
    <style:style style:name="P17" style:family="paragraph" style:parent-style-name="First_20_line_20_indent" style:list-style-name="L1">
      <style:paragraph-properties fo:text-align="start" style:justify-single-word="false"/>
      <style:text-properties style:font-name="PT Astra Serif" fo:font-size="14pt" fo:language="ru" fo:country="RU" officeooo:rsid="0095d2b8" officeooo:paragraph-rsid="0095d2b8" style:font-size-asian="10.5pt"/>
    </style:style>
    <style:style style:name="P18" style:family="paragraph" style:parent-style-name="First_20_line_20_indent" style:list-style-name="L2">
      <style:paragraph-properties fo:text-align="start" style:justify-single-word="false"/>
      <style:text-properties style:font-name="PT Astra Serif" fo:font-size="14pt" fo:language="ru" fo:country="RU" fo:font-weight="normal" officeooo:rsid="0085ea1a" officeooo:paragraph-rsid="0095d2b8" style:font-size-asian="10.5pt" style:font-weight-asian="normal" style:font-weight-complex="normal"/>
    </style:style>
    <style:style style:name="P19" style:family="paragraph" style:parent-style-name="First_20_line_20_indent">
      <style:paragraph-properties fo:text-align="start" style:justify-single-word="false"/>
      <style:text-properties officeooo:paragraph-rsid="0095d2b8"/>
    </style:style>
    <style:style style:name="P20" style:family="paragraph" style:parent-style-name="First_20_line_20_indent">
      <style:paragraph-properties fo:text-align="start" style:justify-single-word="false"/>
      <style:text-properties officeooo:paragraph-rsid="0081a385"/>
    </style:style>
    <style:style style:name="P21" style:family="paragraph" style:parent-style-name="First_20_line_20_indent">
      <style:paragraph-properties fo:text-align="start" style:justify-single-word="false"/>
      <style:text-properties officeooo:paragraph-rsid="00831ad5"/>
    </style:style>
    <style:style style:name="P22" style:family="paragraph" style:parent-style-name="First_20_line_20_indent">
      <style:paragraph-properties fo:text-align="start" style:justify-single-word="false"/>
      <style:text-properties officeooo:paragraph-rsid="0085ea1a"/>
    </style:style>
    <style:style style:name="P23" style:family="paragraph" style:parent-style-name="First_20_line_20_indent" style:list-style-name="L1">
      <style:paragraph-properties fo:text-align="start" style:justify-single-word="false"/>
      <style:text-properties officeooo:paragraph-rsid="0095d2b8"/>
    </style:style>
    <style:style style:name="P24" style:family="paragraph" style:parent-style-name="First_20_line_20_indent" style:list-style-name="L3">
      <style:paragraph-properties fo:text-align="start" style:justify-single-word="false"/>
      <style:text-properties officeooo:paragraph-rsid="0085ea1a"/>
    </style:style>
    <style:style style:name="P25" style:family="paragraph" style:parent-style-name="First_20_line_20_indent" style:list-style-name="L3">
      <style:paragraph-properties fo:text-align="start" style:justify-single-word="false"/>
      <style:text-properties officeooo:paragraph-rsid="008666e2"/>
    </style:style>
    <style:style style:name="P26" style:family="paragraph" style:parent-style-name="First_20_line_20_indent" style:list-style-name="L3">
      <style:paragraph-properties fo:text-align="start" style:justify-single-word="false"/>
      <style:text-properties officeooo:paragraph-rsid="009684f0"/>
    </style:style>
    <style:style style:name="P27" style:family="paragraph" style:parent-style-name="First_20_line_20_indent" style:list-style-name="L3">
      <style:paragraph-properties fo:text-align="start" style:justify-single-word="false"/>
      <style:text-properties officeooo:paragraph-rsid="009701a8"/>
    </style:style>
    <style:style style:name="P28" style:family="paragraph" style:parent-style-name="First_20_line_20_indent">
      <style:paragraph-properties fo:text-align="start" style:justify-single-word="false"/>
      <style:text-properties officeooo:paragraph-rsid="00897e98" fo:background-color="transparent"/>
    </style:style>
    <style:style style:name="P2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5ea1a"/>
    </style:style>
    <style:style style:name="T3" style:family="text">
      <style:text-properties style:font-name="PT Astra Serif1" fo:font-weight="normal" officeooo:rsid="0085ea1a" style:font-weight-asian="normal" style:font-weight-complex="normal"/>
    </style:style>
    <style:style style:name="T4" style:family="text">
      <style:text-properties style:font-name="PT Astra Serif1" officeooo:rsid="0095d2b8"/>
    </style:style>
    <style:style style:name="T5" style:family="text">
      <style:text-properties style:font-name="PT Astra Serif1" fo:font-weight="bold" style:font-weight-asian="bold" style:font-weight-complex="bold"/>
    </style:style>
    <style:style style:name="T6" style:family="text">
      <style:text-properties style:font-name="PT Astra Serif1" fo:font-weight="bold" officeooo:rsid="0085ea1a" style:font-weight-asian="bold" style:font-weight-complex="bold"/>
    </style:style>
    <style:style style:name="T7" style:family="text">
      <style:text-properties style:font-name="PT Astra Serif1" fo:font-size="14pt" fo:font-weight="bold" officeooo:rsid="0081a385" style:font-size-asian="10.5pt" style:font-weight-asian="bold" style:font-weight-complex="bold"/>
    </style:style>
    <style:style style:name="T8" style:family="text">
      <style:text-properties style:font-name="PT Astra Serif1" fo:font-size="14pt" fo:font-weight="bold" officeooo:rsid="0085ea1a" style:font-size-asian="10.5pt" style:font-weight-asian="bold" style:font-weight-complex="bold"/>
    </style:style>
    <style:style style:name="T9" style:family="text">
      <style:text-properties style:font-name="PT Astra Serif1" fo:font-size="14pt" fo:language="ru" fo:country="RU" officeooo:rsid="0095d2b8" style:font-size-asian="10.5pt"/>
    </style:style>
    <style:style style:name="T10" style:family="text">
      <style:text-properties style:font-name="PT Astra Serif1" fo:font-size="14pt" fo:language="ru" fo:country="RU" fo:font-weight="normal" officeooo:rsid="0085ea1a" style:font-size-asian="10.5pt" style:font-weight-asian="normal" style:font-weight-complex="normal"/>
    </style:style>
    <style:style style:name="T11" style:family="text">
      <style:text-properties style:font-name="PT Astra Serif1" fo:font-size="14pt" fo:language="ru" fo:country="RU" fo:font-weight="normal" officeooo:rsid="0095d2b8" style:font-size-asian="10.5pt" style:font-weight-asian="normal" style:font-weight-complex="normal"/>
    </style:style>
    <style:style style:name="T12" style:family="text">
      <style:text-properties style:font-name="PT Astra Serif1" fo:language="ru" fo:country="RU" fo:font-weight="normal" officeooo:rsid="0095d2b8" style:font-weight-asian="normal" style:font-weight-complex="normal"/>
    </style:style>
    <style:style style:name="T13" style:family="text">
      <style:text-properties style:font-name="PT Astra Serif1" fo:language="ru" fo:country="RU" fo:font-weight="normal" officeooo:rsid="0085ea1a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897e98"/>
    </style:style>
    <style:style style:name="T16" style:family="text">
      <style:text-properties fo:language="ru" fo:country="RU" officeooo:rsid="0095d2b8"/>
    </style:style>
    <style:style style:name="T17" style:family="text">
      <style:text-properties fo:language="ru" fo:country="RU" officeooo:rsid="009684f0"/>
    </style:style>
    <style:style style:name="T18" style:family="text">
      <style:text-properties fo:language="ru" fo:country="RU" officeooo:rsid="009701a8"/>
    </style:style>
    <style:style style:name="T19" style:family="text">
      <style:text-properties style:font-name="PT Astra Serif" fo:font-size="14pt" fo:language="ru" fo:country="RU" style:font-size-asian="10.5pt"/>
    </style:style>
    <style:style style:name="T20" style:family="text">
      <style:text-properties style:font-name="PT Astra Serif" fo:font-size="14pt" fo:language="ru" fo:country="RU" officeooo:rsid="00897e98" style:font-size-asian="10.5pt"/>
    </style:style>
    <style:style style:name="T21" style:family="text">
      <style:text-properties style:font-name="PT Astra Serif" fo:font-size="14pt" fo:language="ru" fo:country="RU" officeooo:rsid="008d17e2" style:font-size-asian="10.5pt"/>
    </style:style>
    <style:style style:name="T22" style:family="text">
      <style:text-properties style:font-name="PT Astra Serif" fo:font-size="14pt" fo:language="ru" fo:country="RU" officeooo:rsid="0095d2b8" style:font-size-asian="10.5pt"/>
    </style:style>
    <style:style style:name="T23" style:family="text">
      <style:text-properties style:font-name="PT Astra Serif" fo:font-size="14pt" fo:language="ru" fo:country="RU" officeooo:rsid="009684f0" style:font-size-asian="10.5pt"/>
    </style:style>
    <style:style style:name="T24" style:family="text">
      <style:text-properties style:font-name="PT Astra Serif" fo:font-size="14pt" fo:language="ru" fo:country="RU" officeooo:rsid="0085ea1a" style:font-size-asian="10.5pt"/>
    </style:style>
    <style:style style:name="T25" style:family="text">
      <style:text-properties style:font-name="PT Astra Serif" fo:font-size="14pt" fo:language="ru" fo:country="RU" officeooo:rsid="009701a8" style:font-size-asian="10.5pt"/>
    </style:style>
    <style:style style:name="T26" style:family="text">
      <style:text-properties style:font-name="PT Astra Serif" fo:font-size="14pt" fo:language="ru" fo:country="RU" fo:font-weight="normal" style:font-size-asian="10.5pt" style:font-weight-asian="normal" style:font-weight-complex="normal"/>
    </style:style>
    <style:style style:name="T27" style:family="text">
      <style:text-properties style:font-name="PT Astra Serif" fo:font-size="14pt" fo:language="ru" fo:country="RU" fo:font-weight="normal" officeooo:rsid="0095d2b8" style:font-size-asian="10.5pt" style:font-weight-asian="normal" style:font-weight-complex="normal"/>
    </style:style>
    <style:style style:name="T28" style:family="text">
      <style:text-properties style:font-name="PT Astra Serif" fo:font-size="14pt" fo:language="ru" fo:country="RU" fo:font-weight="normal" officeooo:rsid="0085ea1a" style:font-size-asian="10.5pt" style:font-weight-asian="normal" style:font-weight-complex="normal"/>
    </style:style>
    <style:style style:name="T29" style:family="text">
      <style:text-properties style:font-name="PT Astra Serif" fo:font-size="14pt" fo:font-weight="bold" officeooo:rsid="0085ea1a" style:font-size-asian="10.5pt" style:font-weight-asian="bold" style:font-weight-complex="bold"/>
    </style:style>
    <style:style style:name="T30" style:family="text">
      <style:text-properties style:font-name="PT Astra Serif" fo:font-size="14pt" fo:font-weight="bold" officeooo:rsid="008666e2" style:font-size-asian="10.5pt" style:font-weight-asian="bold" style:font-weight-complex="bold"/>
    </style:style>
    <style:style style:name="T31" style:family="text">
      <style:text-properties officeooo:rsid="0095d2b8"/>
    </style:style>
    <style:style style:name="T32" style:family="text">
      <style:text-properties fo:font-weight="bold" officeooo:rsid="0095d2b8" style:font-weight-asian="bold" style:font-weight-complex="bold"/>
    </style:style>
    <style:style style:name="T33" style:family="text">
      <style:text-properties fo:font-weight="bold" officeooo:rsid="0085ea1a" style:font-weight-asian="bold" style:font-weight-complex="bold"/>
    </style:style>
    <style:style style:name="T34" style:family="text">
      <style:text-properties officeooo:rsid="009701a8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Техническое задание</text:p>
      <text:p text:style-name="P10"/>
      <text:p text:style-name="P10">1 Тема</text:p>
      <text:p text:style-name="P19"><text:span text:style-name="T9">Приложение «Проведение соревнований»</text:span></text:p>
      <text:p text:style-name="P20"><text:span text:style-name="T4"/></text:p>
      <text:p text:style-name="P20"><text:span text:style-name="T7">2 </text:span><text:span text:style-name="T5">Словесное описание предметной области и актуальность</text:span></text:p>
      <text:p text:style-name="P21"><text:span text:style-name="T3">Во время соревнований по спортивными дисциплинами: ролики, скейтборд, лонгбординг и беговел - бывают трудности с сохранением данных по соревнованиям, а так же сложностью достать информацию по соревнованиям из прошлых годов. </text:span><text:span text:style-name="T10">И</text:span><text:span text:style-name="T11">нформация о соревнованиях</text:span><text:span text:style-name="T3"> постоянно </text:span><text:span text:style-name="T13">хран</text:span><text:span text:style-name="T12">и</text:span><text:span text:style-name="T13">тся</text:span><text:span text:style-name="T3"> в различных документах, что только усложняет работу. Разрабатываемое приложение решит эти проблемы.</text:span></text:p>
      <text:p text:style-name="P6"/>
      <text:p text:style-name="P22"><text:span text:style-name="T8">3</text:span><text:span text:style-name="T6"> Описание данных, хранящихся в БД</text:span></text:p>
      <text:list xml:id="list2212577807" text:style-name="L1">
        <text:list-item>
          <text:p text:style-name="P7">Сотрудники <text:span text:style-name="T16">и их должности</text:span></text:p>
        </text:list-item>
        <text:list-item>
          <text:p text:style-name="P8">У<text:span text:style-name="T31">частники</text:span></text:p>
        </text:list-item>
        <text:list-item>
          <text:p text:style-name="P9">Дисциплины (например, слайды, прыжки в длину, полоса препятствий)</text:p>
        </text:list-item>
        <text:list-item>
          <text:p text:style-name="P23"><text:span text:style-name="T10">Н</text:span><text:span text:style-name="T11">аправление (ролики, лонгборды, скейтборды, беговелы)</text:span></text:p>
        </text:list-item>
        <text:list-item>
          <text:p text:style-name="P16"><text:span text:style-name="T31">Типы соревнований (городские, клубные)</text:span></text:p>
        </text:list-item>
        <text:list-item>
          <text:p text:style-name="P17">Проведение соревнования</text:p>
        </text:list-item>
        <text:list-item>
          <text:p text:style-name="P11"><text:span text:style-name="T19">Р</text:span><text:span text:style-name="T22">езультаты соревнований (оценки учеников за соревнование)</text:span></text:p>
        </text:list-item>
      </text:list>
      <text:p text:style-name="P12"/>
      <text:p text:style-name="P22"><text:span text:style-name="T29">4</text:span><text:span text:style-name="T33"> Роли пользователей приложения</text:span></text:p>
      <text:list xml:id="list824133140" text:style-name="L2">
        <text:list-item>
          <text:p text:style-name="P18">И<text:span text:style-name="T31">нструктор</text:span></text:p>
        </text:list-item>
      </text:list>
      <text:list xml:id="list2464343933" text:style-name="L3">
        <text:list-item>
          <text:p text:style-name="P13">Администратор<text:line-break/></text:p>
          <text:p text:style-name="P24"><text:span text:style-name="T29">5</text:span><text:span text:style-name="T33"> Развёрнутое описание функционала приложения для каждой из ролей</text:span></text:p>
          <text:p text:style-name="P14">Система доступна для незарегистрированных пользователей.</text:p>
          <text:p text:style-name="P26"><text:span text:style-name="T17">При открытии приложения сотрудник выбирает себя из списка сотрудников или регистрируется. </text:span><text:span text:style-name="T23">Аутентификация</text:span><text:span text:style-name="T17"> не предусмотрена т. к. файл БД хранится на локальном компьютере и не защищён паролем.</text:span></text:p>
        </text:list-item>
        <text:list-item>
          <text:p text:style-name="P15"><text:span text:style-name="T26">И</text:span><text:span text:style-name="T27">нструктор</text:span> может войти в систему под своей учетной записью (или</text:p>
          <text:p text:style-name="P14">создать ее, если ее нет). После ему доступен профиль,</text:p>
          <text:p text:style-name="P25"><text:span text:style-name="T2">где он может изменить информацию о себе: </text:span><text:span text:style-name="T17">логин, </text:span><text:span text:style-name="T2">ФИО, </text:span><text:span text:style-name="T17">должность</text:span><text:span text:style-name="T2">.</text:span></text:p>
          <text:p text:style-name="P26"><text:span text:style-name="T28">И</text:span><text:span text:style-name="T27">нструктор</text:span><text:span text:style-name="T2"> может вносить в регистрацию </text:span><text:span text:style-name="T24">у</text:span><text:span text:style-name="T23">частников</text:span><text:span text:style-name="T2"> для соревнований. Там</text:span></text:p>
          <text:p text:style-name="P15">указывает ФИО <text:span text:style-name="T19">у</text:span><text:span text:style-name="T23">частника</text:span>, полную дата рождения. <text:span text:style-name="T26">И</text:span><text:span text:style-name="T27">нструктор</text:span> <text:span text:style-name="T17">может только регистрировать участников и смотреть результаты соревнований и всю информацию о них.</text:span></text:p>
        </text:list-item>
        <text:list-item>
          <text:p text:style-name="P27"><text:span text:style-name="T2">Администратор может войти в систему под своей учетной записью (создать её, если нет). Администратор может </text:span><text:span text:style-name="T25">добавлять/изменять</text:span><text:span text:style-name="T2"> </text:span><text:span text:style-name="T24">р</text:span><text:span text:style-name="T25">езультаты соревнований, добавлять/изменять новые типы соревнований, а так же добавлять/изменять новые дисциплины и направления.</text:span></text:p>
        </text:list-item>
      </text:list>
      <text:p text:style-name="P12"><text:soft-page-break/></text:p>
      <text:p text:style-name="P22"><text:span text:style-name="T30">6</text:span><text:span text:style-name="T32"> </text:span><text:span text:style-name="T33">Срок представления курсовой работы</text:span></text:p>
      <text:p text:style-name="P28"><text:span text:style-name="T20">2</text:span><text:span text:style-name="T21">8</text:span><text:span text:style-name="T15">.05.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PT Astra Serif2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1" svg:font-family="'PT Astra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08:17:37.045221416</meta:creation-date>
    <dc:title>Default</dc:title>
    <meta:editing-cycles>15</meta:editing-cycles>
    <meta:editing-duration>PT31M57S</meta:editing-duration>
    <meta:generator>LibreOffice/6.3.4.2$Windows_x86 LibreOffice_project/60da17e045e08f1793c57c00ba83cdfce946d0aa</meta:generator>
    <dc:date>2020-04-04T13:20:35.769000000</dc:date>
    <meta:document-statistic meta:table-count="1" meta:image-count="0" meta:object-count="0" meta:page-count="2" meta:paragraph-count="37" meta:word-count="278" meta:character-count="1962" meta:non-whitespace-character-count="1738"/>
  </office:meta>
</office:document-meta>
</file>